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Futura" svg:font-family="Futur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21" style:family="table">
      <style:table-properties style:width="16.93cm" fo:margin-left="0.004cm" fo:margin-right="0.067cm" table:align="margins"/>
    </style:style>
    <style:style style:name="Tabell21.A" style:family="table-column">
      <style:table-column-properties style:column-width="1.307cm" style:rel-column-width="741*"/>
    </style:style>
    <style:style style:name="Tabell21.B" style:family="table-column">
      <style:table-column-properties style:column-width="2.484cm" style:rel-column-width="1408*"/>
    </style:style>
    <style:style style:name="Tabell21.C" style:family="table-column">
      <style:table-column-properties style:column-width="1.177cm" style:rel-column-width="667*"/>
    </style:style>
    <style:style style:name="Tabell21.F" style:family="table-column">
      <style:table-column-properties style:column-width="1.263cm" style:rel-column-width="716*"/>
    </style:style>
    <style:style style:name="Tabell21.G" style:family="table-column">
      <style:table-column-properties style:column-width="1.111cm" style:rel-column-width="630*"/>
    </style:style>
    <style:style style:name="Tabell21.H" style:family="table-column">
      <style:table-column-properties style:column-width="1.132cm" style:rel-column-width="642*"/>
    </style:style>
    <style:style style:name="Tabell21.I" style:family="table-column">
      <style:table-column-properties style:column-width="1.067cm" style:rel-column-width="605*"/>
    </style:style>
    <style:style style:name="Tabell21.M" style:family="table-column">
      <style:table-column-properties style:column-width="1.355cm" style:rel-column-width="768*"/>
    </style:style>
    <style:style style:name="Tabell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1.M1" style:family="table-cell">
      <style:table-cell-properties fo:padding="0.097cm" fo:border="0.002cm solid #000000"/>
    </style:style>
    <style:style style:name="Tabell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1.B2" style:family="table-cell">
      <style:table-cell-properties fo:padding="0.097cm" fo:border-left="0.002cm solid #000000" fo:border-right="none" fo:border-top="none" fo:border-bottom="0.002cm solid #000000"/>
    </style:style>
    <style:style style:name="Tabell2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21.M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23" style:family="table">
      <style:table-properties style:width="17cm" table:align="margins"/>
    </style:style>
    <style:style style:name="Tabell23.A" style:family="table-column">
      <style:table-column-properties style:column-width="8.5cm" style:rel-column-width="32767*"/>
    </style:style>
    <style:style style:name="Tabell23.B" style:family="table-column">
      <style:table-column-properties style:column-width="8.5cm" style:rel-column-width="32768*"/>
    </style:style>
    <style:style style:name="Tabell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3.B1" style:family="table-cell">
      <style:table-cell-properties fo:padding="0.097cm" fo:border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0.924cm" style:rel-column-width="3563*"/>
    </style:style>
    <style:style style:name="Tabell1.B" style:family="table-column">
      <style:table-column-properties style:column-width="9.698cm" style:rel-column-width="37384*"/>
    </style:style>
    <style:style style:name="Tabell1.C" style:family="table-column">
      <style:table-column-properties style:column-width="2.462cm" style:rel-column-width="9492*"/>
    </style:style>
    <style:style style:name="Tabell1.D" style:family="table-column">
      <style:table-column-properties style:column-width="2.309cm" style:rel-column-width="8900*"/>
    </style:style>
    <style:style style:name="Tabell1.E" style:family="table-column">
      <style:table-column-properties style:column-width="1.607cm" style:rel-column-width="6196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1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1.A7" style:family="table-cell">
      <style:table-cell-properties fo:padding="0cm" fo:border="none"/>
    </style:style>
    <style:style style:name="Tabell1.E7" style:family="table-cell" style:data-style-name="N100">
      <style:table-cell-properties fo:padding="0cm" fo:border="none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8.5cm" style:rel-column-width="32768*"/>
    </style:style>
    <style:style style:name="Tabell2.B" style:family="table-column">
      <style:table-column-properties style:column-width="8.5cm" style:rel-column-width="32767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>
        <style:tab-stops>
          <style:tab-stop style:position="1.529cm"/>
          <style:tab-stop style:position="5.918cm"/>
        </style:tab-stops>
      </style:paragraph-properties>
      <style:text-properties style:font-name="Futur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style:font-name="Futura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Futura" fo:font-size="18pt" style:font-size-asian="18pt" style:font-size-complex="18pt"/>
    </style:style>
    <style:style style:name="P11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Futura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Futura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Futura"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Futura"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Futura" fo:font-size="7pt" fo:font-weight="bold" style:font-size-asian="7pt" style:font-weight-asian="bold" style:font-size-complex="7pt" style:font-weight-complex="bold"/>
    </style:style>
    <style:style style:name="P18" style:family="paragraph" style:parent-style-name="Standard">
      <style:paragraph-properties fo:background-color="#000000"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background-color="#000000"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ackground-color="#000000"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  <style:background-image/>
      </style:paragraph-properties>
      <style:text-properties fo:color="#ffff99" style:font-name="Futur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 style:list-style-name="L2">
      <style:text-properties fo:font-size="10pt" fo:background-color="#fffff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background-color="#ffffff" style:font-size-asian="10pt" style:font-size-complex="10pt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 style:list-style-name="L4">
      <style:text-properties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Futura" fo:font-size="7pt" style:font-size-asian="7pt" style:font-size-complex="7pt"/>
    </style:style>
    <style:style style:name="P32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12pt" fo:background-color="#000000" style:font-size-asian="12pt" style:font-size-complex="12pt"/>
    </style:style>
    <style:style style:name="P3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2pt" fo:background-color="#000000" style:font-size-asian="12pt" style:font-size-complex="12pt"/>
    </style:style>
    <style:style style:name="P35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fo:font-size="10pt" fo:background-color="#ff6600" style:font-size-asian="10pt" style:font-size-complex="10pt"/>
    </style:style>
    <style:style style:name="P36" style:family="paragraph" style:parent-style-name="Table_20_Contents">
      <style:paragraph-properties fo:text-align="center" style:justify-single-word="false" fo:background-color="#ccff99">
        <style:background-image/>
      </style:paragraph-properties>
      <style:text-properties fo:font-size="10pt" fo:background-color="transparent" style:font-size-asian="10pt" style:font-size-complex="10pt"/>
    </style:style>
    <style:style style:name="P37" style:family="paragraph" style:parent-style-name="Table_20_Contents">
      <style:paragraph-properties fo:text-align="center" style:justify-single-word="false" fo:background-color="#ccff99">
        <style:background-image/>
      </style:paragraph-properties>
      <style:text-properties fo:font-size="10pt" fo:background-color="#66ff99" style:font-size-asian="10pt" style:font-size-complex="10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fo:background-color="#000000">
        <style:background-image/>
      </style:paragraph-properties>
      <style:text-properties fo:color="#ccff99" style:font-name="Futur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 style:list-style-name="L3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 style:list-style-name="L1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>
      <style:paragraph-properties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Futura" fo:font-size="18pt" fo:font-weight="bol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Futura" fo:font-size="24pt" fo:font-weight="bold" style:font-size-asian="24pt" style:font-weight-asian="bold" style:font-size-complex="24pt" style:font-weight-complex="bold"/>
    </style:style>
    <style:style style:name="P51" style:family="paragraph" style:parent-style-name="Standard">
      <style:text-properties style:font-name="Futura" fo:font-size="12pt" style:font-size-asian="12pt" style:font-size-complex="12pt"/>
    </style:style>
    <style:style style:name="P52" style:family="paragraph" style:parent-style-name="Standard">
      <style:paragraph-properties fo:text-align="center" style:justify-single-word="false" fo:background-color="#ffffff"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 fo:background-color="#000000"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background-color="#000000">
        <style:tab-stops>
          <style:tab-stop style:position="10.694cm" style:type="right"/>
          <style:tab-stop style:position="10.829cm"/>
          <style:tab-stop style:position="13.785cm" style:type="char" style:char=","/>
          <style:tab-stop style:position="13.958cm"/>
        </style:tab-stops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8pt" fo:background-color="#ccff99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66"/>
    </style:style>
    <style:style style:name="T5" style:family="text">
      <style:text-properties fo:color="#ffcc00"/>
    </style:style>
    <style:style style:name="T6" style:family="text">
      <style:text-properties fo:color="#ffff00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49"/>
      <text:p text:style-name="P50">Webbteknik 1 </text:p>
      <text:p text:style-name="P50">1DV403</text:p>
      <text:p text:style-name="P50"/>
      <text:p text:style-name="P50">Projektet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tudent: <text:tab/><text:tab/>Andréas Anemyr WP -14 (aa223ig@student.lnu.se)</text:p>
      <text:p text:style-name="P9">Handledare:<text:tab/><text:tab/>Johan Leitet</text:p>
      <text:p text:style-name="P38"><text:soft-page-break/>Tidslog Iteration 1</text:p>
      <text:p text:style-name="P8"/>
      <text:p text:style-name="P8"/>
      <text:p text:style-name="P8">p*<text:tab/>Iterationsplanering<text:tab/>Grovplanering</text:p>
      <text:p text:style-name="P8">1* <text:tab/>Planering<text:tab/>Detaljnivå</text:p>
      <text:p text:style-name="P8">2*<text:tab/>Användningsfall<text:tab/>Analyseras (vid behov även skapa!)</text:p>
      <text:p text:style-name="P8">3*<text:tab/>Design<text:tab/>Identifieras, Specificeras &amp; Implementeras</text:p>
      <text:p text:style-name="P8">4*<text:tab/>Test<text:tab/>Designas, Specificeras, Implementeras &amp; Exekveras</text:p>
      <text:p text:style-name="P8">5*<text:tab/>Reflektion</text:p>
      <text:p text:style-name="P6"/>
      <text:p text:style-name="P6"/>
      <text:p text:style-name="P20">Loggning</text:p>
      <table:table table:name="Tabell21" table:style-name="Tabell21">
        <table:table-column table:style-name="Tabell21.A"/>
        <table:table-column table:style-name="Tabell21.B"/>
        <table:table-column table:style-name="Tabell21.C" table:number-columns-repeated="2"/>
        <table:table-column table:style-name="Tabell21.A"/>
        <table:table-column table:style-name="Tabell21.F"/>
        <table:table-column table:style-name="Tabell21.G"/>
        <table:table-column table:style-name="Tabell21.H"/>
        <table:table-column table:style-name="Tabell21.I"/>
        <table:table-column table:style-name="Tabell21.G"/>
        <table:table-column table:style-name="Tabell21.H"/>
        <table:table-column table:style-name="Tabell21.A"/>
        <table:table-column table:style-name="Tabell21.M"/>
        <table:table-row>
          <table:table-cell table:style-name="Tabell21.A1" office:value-type="string">
            <text:p text:style-name="P13">Datum</text:p>
          </table:table-cell>
          <table:table-cell table:style-name="Tabell21.A1" office:value-type="string">
            <text:p text:style-name="P13">Beskrivning</text:p>
            <text:p text:style-name="P13">(delmål)</text:p>
          </table:table-cell>
          <table:table-cell table:style-name="Tabell21.A1" office:value-type="string">
            <text:p text:style-name="P14">Iteration</text:p>
          </table:table-cell>
          <table:table-cell table:style-name="Tabell21.A1" office:value-type="string">
            <text:p text:style-name="P13">Moment </text:p>
            <text:p text:style-name="P13">id</text:p>
          </table:table-cell>
          <table:table-cell table:style-name="Tabell21.A1" office:value-type="string">
            <text:p text:style-name="P13">Börjar</text:p>
          </table:table-cell>
          <table:table-cell table:style-name="Tabell21.A1" office:value-type="string">
            <text:p text:style-name="P13">Slutar</text:p>
          </table:table-cell>
          <table:table-cell table:style-name="Tabell21.A1" office:value-type="string">
            <text:p text:style-name="P13">Saldo</text:p>
            <text:p text:style-name="P13">*1</text:p>
          </table:table-cell>
          <table:table-cell table:style-name="Tabell21.A1" office:value-type="string">
            <text:p text:style-name="P13">Saldo</text:p>
            <text:p text:style-name="P13">*2</text:p>
          </table:table-cell>
          <table:table-cell table:style-name="Tabell21.A1" office:value-type="string">
            <text:p text:style-name="P13">Saldo</text:p>
            <text:p text:style-name="P13">*3</text:p>
          </table:table-cell>
          <table:table-cell table:style-name="Tabell21.A1" office:value-type="string">
            <text:p text:style-name="P13">Saldo</text:p>
            <text:p text:style-name="P13">*4</text:p>
          </table:table-cell>
          <table:table-cell table:style-name="Tabell21.A1" office:value-type="string">
            <text:p text:style-name="P13">Saldo</text:p>
            <text:p text:style-name="P13">*5</text:p>
          </table:table-cell>
          <table:table-cell table:style-name="Tabell21.A1" office:value-type="string">
            <text:p text:style-name="P13">Saldo</text:p>
            <text:p text:style-name="P13">iteration</text:p>
          </table:table-cell>
          <table:table-cell table:style-name="Tabell21.M1" office:value-type="string">
            <text:p text:style-name="P13">Saldo</text:p>
          </table:table-cell>
        </table:table-row>
        <table:table-row>
          <table:table-cell table:style-name="Tabell21.A2" office:value-type="float" office:value="150112">
            <text:p text:style-name="P16">150112</text:p>
          </table:table-cell>
          <table:table-cell table:style-name="Tabell21.B2" office:value-type="string">
            <text:p text:style-name="P15">Iterationsplanering</text:p>
            <text:p text:style-name="P15">Läser igenom dokument och tittar på video för krav </text:p>
          </table:table-cell>
          <table:table-cell table:style-name="Tabell21.C2" office:value-type="float" office:value="0">
            <text:p text:style-name="P17">1</text:p>
          </table:table-cell>
          <table:table-cell table:style-name="Tabell21.C2" office:value-type="float" office:value="0">
            <text:p text:style-name="P16">p</text:p>
          </table:table-cell>
          <table:table-cell table:style-name="Tabell21.C2" office:value-type="float" office:value="0">
            <text:p text:style-name="P16">09:00</text:p>
          </table:table-cell>
          <table:table-cell table:style-name="Tabell21.C2">
            <text:p text:style-name="P16"/>
          </table:table-cell>
          <table:table-cell table:style-name="Tabell21.C2" office:value-type="float" office:value="0">
            <text:p text:style-name="P16">-</text:p>
          </table:table-cell>
          <table:table-cell table:style-name="Tabell21.C2" office:value-type="float" office:value="0">
            <text:p text:style-name="P16">-</text:p>
          </table:table-cell>
          <table:table-cell table:style-name="Tabell21.C2" office:value-type="float" office:value="0">
            <text:p text:style-name="P16">-</text:p>
          </table:table-cell>
          <table:table-cell table:style-name="Tabell21.C2" office:value-type="float" office:value="0">
            <text:p text:style-name="P16">-</text:p>
          </table:table-cell>
          <table:table-cell table:style-name="Tabell21.C2" office:value-type="float" office:value="0">
            <text:p text:style-name="P16">-</text:p>
          </table:table-cell>
          <table:table-cell table:style-name="Tabell21.C2">
            <text:p text:style-name="P16"/>
          </table:table-cell>
          <table:table-cell table:style-name="Tabell21.M2">
            <text:p text:style-name="P16"/>
          </table:table-cell>
        </table:table-row>
      </table:table>
      <text:p text:style-name="P11">Not. Iteration avbryts vid 7tim och 30min. 30 minuter tidigare än beräknat.</text:p>
      <text:p text:style-name="P4"/>
      <text:p text:style-name="P4">Ansvarig iteration 1: Andréas Anemyr LNU WP -14</text:p>
      <text:p text:style-name="P2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53"><text:s text:c="5"/><text:span text:style-name="T5">Iteration 1 – Iterationsplanering</text:span> </text:p>
            <text:list xml:id="list6148591803696273355" text:style-name="L1">
              <text:list-header>
                <text:p text:style-name="P47"/>
              </text:list-header>
              <text:list-item>
                <text:p text:style-name="P47">Vad </text:p>
                <text:list>
                  <text:list-item>
                    <text:list>
                      <text:list-item>
                        <text:p text:style-name="P47">Att sätta sig in i vad som är syftet med projektet och bestämma mig för vilket betygskrav jag ska <text:line-break/>satsa på</text:p>
                      </text:list-item>
                    </text:list>
                  </text:list-item>
                </text:list>
              </text:list-item>
              <text:list-item>
                <text:p text:style-name="P47">Mål</text:p>
                <text:list>
                  <text:list-item>
                    <text:list>
                      <text:list-item>
                        <text:p text:style-name="P47">Specificera en iterationsplanering i stort<text:tab/><text:span text:style-name="T1">#1 :(</text:span></text:p>
                      </text:list-item>
                    </text:list>
                  </text:list-item>
                </text:list>
              </text:list-item>
            </text:list>
            <text:p text:style-name="P46"/>
            <text:list xml:id="list991891682" text:continue-numbering="true" text:style-name="L1">
              <text:list-item>
                <text:p text:style-name="P47">Tid</text:p>
                <text:list>
                  <text:list-item>
                    <text:list>
                      <text:list-item>
                        <text:p text:style-name="P41"><text:span text:style-name="T7">2 timmar</text:span><text:tab/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2.B1" office:value-type="string">
            <text:p text:style-name="P53"><text:span text:style-name="T5">Iteration 1 – 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4"><text:soft-page-break/></text:p>
      <text:p text:style-name="P18"><text:s text:c="3"/>Iteration Mall, på detaljnivå</text:p>
      <text:p text:style-name="P19"><text:tab/> <text:s text:c="4"/>(kravanalys → design → implementation → test → reflektion)</text:p>
      <text:p text:style-name="P45"/>
      <text:p text:style-name="P45">#1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P32">id</text:p>
          </table:table-cell>
          <table:table-cell table:style-name="Tabell1.A1" office:value-type="string">
            <text:p text:style-name="P32">Moment</text:p>
          </table:table-cell>
          <table:table-cell table:style-name="Tabell1.A1" office:value-type="string">
            <text:p text:style-name="P33">Kalkyltid</text:p>
          </table:table-cell>
          <table:table-cell table:style-name="Tabell1.A1" office:value-type="string">
            <text:p text:style-name="P34"><text:s/>Verklig tid </text:p>
          </table:table-cell>
          <table:table-cell table:style-name="Tabell1.E1" office:value-type="string">
            <text:p text:style-name="P32">check</text:p>
          </table:table-cell>
        </table:table-row>
        <table:table-row>
          <table:table-cell table:style-name="Tabell1.A2" office:value-type="float" office:value="1">
            <text:p text:style-name="P29">1</text:p>
          </table:table-cell>
          <table:table-cell table:style-name="Tabell1.B2" office:value-type="string">
            <text:list xml:id="list1452925508333210422" text:style-name="L2">
              <text:list-item>
                <text:p text:style-name="P21">Planering</text:p>
              </text:list-item>
            </text:list>
          </table:table-cell>
          <table:table-cell table:style-name="Tabell1.C2" office:value-type="float" office:value="0.0416666666666667">
            <text:p text:style-name="P22">00:00</text:p>
          </table:table-cell>
          <table:table-cell table:style-name="Tabell1.C2" office:value-type="float" office:value="0.0416666666666667">
            <text:p text:style-name="P35">00:00</text:p>
          </table:table-cell>
          <table:table-cell table:style-name="Tabell1.E2">
            <text:p text:style-name="P26"/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B2" office:value-type="string">
            <text:list xml:id="list1940048651" text:continue-numbering="true" text:style-name="L2">
              <text:list-item>
                <text:p text:style-name="P21">Användningsfall</text:p>
                <text:list>
                  <text:list-item>
                    <text:list>
                      <text:list-item>
                        <text:p text:style-name="P21">analysera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1.C2" office:value-type="float" office:value="0">
            <text:p text:style-name="P22">00:00</text:p>
          </table:table-cell>
          <table:table-cell table:style-name="Tabell1.C2" office:value-type="float" office:value="0">
            <text:p text:style-name="P36">00:00</text:p>
          </table:table-cell>
          <table:table-cell table:style-name="Tabell1.E2">
            <text:p text:style-name="P26"/>
          </table:table-cell>
        </table:table-row>
        <table:table-row>
          <table:table-cell table:style-name="Tabell1.A2" office:value-type="float" office:value="3">
            <text:p text:style-name="Table_20_Contents">3</text:p>
          </table:table-cell>
          <table:table-cell table:style-name="Tabell1.B2" office:value-type="string">
            <text:list xml:id="list1138082247" text:continue-numbering="true" text:style-name="L2">
              <text:list-item>
                <text:p text:style-name="P21">Design</text:p>
                <text:list>
                  <text:list-item>
                    <text:list>
                      <text:list-item>
                        <text:p text:style-name="P21">identifieras</text:p>
                      </text:list-item>
                      <text:list-item>
                        <text:p text:style-name="P21">specificeras</text:p>
                      </text:list-item>
                      <text:list-item>
                        <text:p text:style-name="P21">implementera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1.C2" office:value-type="float" office:value="0">
            <text:p text:style-name="P22">00:00</text:p>
          </table:table-cell>
          <table:table-cell table:style-name="Tabell1.C2" office:value-type="float" office:value="0">
            <text:p text:style-name="P35">00:00</text:p>
          </table:table-cell>
          <table:table-cell table:style-name="Tabell1.E2">
            <text:p text:style-name="P26"/>
          </table:table-cell>
        </table:table-row>
        <table:table-row>
          <table:table-cell table:style-name="Tabell1.A2" office:value-type="float" office:value="4">
            <text:p text:style-name="P12">4</text:p>
          </table:table-cell>
          <table:table-cell table:style-name="Tabell1.B2" office:value-type="string">
            <text:list xml:id="list96098791" text:continue-numbering="true" text:style-name="L2">
              <text:list-item>
                <text:p text:style-name="P21">Test</text:p>
                <text:list>
                  <text:list-item>
                    <text:list>
                      <text:list-item>
                        <text:p text:style-name="P21">designas</text:p>
                      </text:list-item>
                      <text:list-item>
                        <text:p text:style-name="P21">specificeras</text:p>
                      </text:list-item>
                      <text:list-item>
                        <text:p text:style-name="P21">implementeras</text:p>
                      </text:list-item>
                      <text:list-item>
                        <text:p text:style-name="P21">exekvera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1.C2" office:value-type="float" office:value="0">
            <text:p text:style-name="P22">00:00</text:p>
          </table:table-cell>
          <table:table-cell table:style-name="Tabell1.C2" office:value-type="float" office:value="0">
            <text:p text:style-name="P37">00:00</text:p>
          </table:table-cell>
          <table:table-cell table:style-name="Tabell1.E2">
            <text:p text:style-name="P26"/>
          </table:table-cell>
        </table:table-row>
        <table:table-row>
          <table:table-cell table:style-name="Tabell1.A2" office:value-type="float" office:value="5">
            <text:p text:style-name="P12">5</text:p>
          </table:table-cell>
          <table:table-cell table:style-name="Tabell1.B2" office:value-type="string">
            <text:list xml:id="list209295084" text:continue-numbering="true" text:style-name="L2">
              <text:list-item>
                <text:p text:style-name="P21">Reflektion</text:p>
              </text:list-item>
            </text:list>
          </table:table-cell>
          <table:table-cell table:style-name="Tabell1.C2" office:value-type="float" office:value="0">
            <text:p text:style-name="P22">00:00</text:p>
          </table:table-cell>
          <table:table-cell table:style-name="Tabell1.C2" office:value-type="float" office:value="0">
            <text:p text:style-name="P37">00:00</text:p>
          </table:table-cell>
          <table:table-cell table:style-name="Tabell1.E2">
            <text:p text:style-name="P26"/>
          </table:table-cell>
        </table:table-row>
        <table:table-row>
          <table:table-cell table:style-name="Tabell1.A7" office:value-type="string">
            <text:p text:style-name="P27"/>
          </table:table-cell>
          <table:table-cell table:style-name="Tabell1.A7" office:value-type="string">
            <text:p text:style-name="P30"/>
            <text:p text:style-name="P23"><text:span text:style-name="T3">Totalt</text:span> <text:s text:c="4"/></text:p>
          </table:table-cell>
          <table:table-cell table:style-name="Tabell1.C2" office:value-type="float" office:value="0">
            <text:p text:style-name="P22"/>
            <text:p text:style-name="P22"/>
          </table:table-cell>
          <table:table-cell table:style-name="Tabell1.E2">
            <text:p text:style-name="P28"/>
          </table:table-cell>
          <table:table-cell table:style-name="Tabell1.E7">
            <text:p text:style-name="P26"/>
          </table:table-cell>
        </table:table-row>
      </table:table>
      <text:p text:style-name="P1"/>
      <text:p text:style-name="P19"><text:s text:c="3"/>Iteration <text:span text:style-name="T2"><text:s/>1 </text:span><text:s/>Delmål <text:s/><text:span text:style-name="T2"><text:s/>#1 </text:span><text:span text:style-name="T4"><text:s text:c="11"/>Förstudier</text:span></text:p>
      <text:p text:style-name="P3"/>
      <text:p text:style-name="P5">Krav: <text:tab/>Samtliga lag måste ha ett id och ett namn.</text:p>
      <text:p text:style-name="P5"><text:tab/>Id ska vara av typen number.</text:p>
      <text:p text:style-name="P5"/>
      <table:table table:name="Tabell23" table:style-name="Tabell23">
        <table:table-column table:style-name="Tabell23.A"/>
        <table:table-column table:style-name="Tabell23.B"/>
        <table:table-row>
          <table:table-cell table:style-name="Tabell23.A1" office:value-type="string">
            <text:p text:style-name="P5">Primärt Flöde</text:p>
            <text:list xml:id="list8461206815209224677" text:style-name="L3">
              <text:list-item>
                <text:p text:style-name="P42">hämta samtliga klubbar i ”Database”</text:p>
              </text:list-item>
              <text:list-item>
                <text:p text:style-name="P42"><text:soft-page-break/>”Output” i webbläsare (GUI)</text:p>
              </text:list-item>
              <text:list-item>
                <text:p text:style-name="P42">Välj lista i en klubb</text:p>
              </text:list-item>
              <text:list-item>
                <text:p text:style-name="P42">Vald klubb raderas (inaktiveras)</text:p>
              </text:list-item>
              <text:list-item>
                <text:p text:style-name="P42">Ny listan rendreras</text:p>
              </text:list-item>
            </text:list>
          </table:table-cell>
          <table:table-cell table:style-name="Tabell23.B1" office:value-type="string">
            <text:p text:style-name="P12">Alternativt flöde</text:p>
            <text:list xml:id="list6579795872746071075" text:style-name="L4">
              <text:list-item>
                <text:p text:style-name="P25">Inget svar från ”Database”</text:p>
              </text:list-item>
              <text:list-item>
                <text:p text:style-name="P25"><text:soft-page-break/>Generera felmeddelande</text:p>
              </text:list-item>
            </text:list>
          </table:table-cell>
        </table:table-row>
      </table:table>
      <text:p text:style-name="P7"/>
      <text:p text:style-name="P5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/>
      <text:p text:style-name="P48"/>
      <text:p text:style-name="P1"/>
      <text:p text:style-name="P1"/>
      <text:p text:style-name="P1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Futura" svg:font-family="Futur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éas  Anemyr</meta:initial-creator>
    <meta:creation-date>2014-12-03T09:35:35</meta:creation-date>
    <dc:date>2015-01-12T09:11:26</dc:date>
    <dc:creator>Andréas  Anemyr</dc:creator>
    <meta:editing-duration>P4DT23H38M8S</meta:editing-duration>
    <meta:editing-cycles>74</meta:editing-cycles>
    <meta:generator>OpenOffice/4.1.1$Unix OpenOffice.org_project/411m6$Build-9775</meta:generator>
    <meta:printed-by>Andréas  Anemyr</meta:printed-by>
    <meta:print-date>2015-01-11T11:19:49</meta:print-date>
    <meta:document-statistic meta:table-count="4" meta:image-count="0" meta:object-count="0" meta:page-count="4" meta:paragraph-count="104" meta:word-count="273" meta:character-count="1623"/>
  </office:meta>
</office:document-meta>
</file>